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ambien se puede crear un usuario con sudo useradd “nombre Usuario"</text:p>
      <text:p text:style-name="Standard">y despues de crearlo poner sudo -passwd “nombre Usuario”</text:p>
      <text:p text:style-name="Standard">sudo – nombreUsuario</text:p>
      <text:p text:style-name="Standard">bash</text:p>
      <text:p text:style-name="Standard"/>
      <text:p text:style-name="Standard">______________</text:p>
      <text:p text:style-name="Standard">buscar diferencias entre chgrp y chown</text:p>
      <text:p text:style-name="Standard">_______</text:p>
      <text:p text:style-name="Standard">1. Usuarios y grupos</text:p>
      <text:p text:style-name="Standard"><text:tab/>- Entro en el SuperUsuario (sudo su)</text:p>
      <text:p text:style-name="Standard"><text:tab/>- Crea un usuario llamado “estudiante1” (adduser estudiante1)</text:p>
      <text:p text:style-name="Standard"><text:tab/>- Crea un grupo llamado “clase” (addgroup clase)</text:p>
      <text:p text:style-name="Standard">- Añade “estudiante1” al grupo clase (sudo usermod -aG clase estudiante1)</text:p>
      <text:p text:style-name="Standard"><text:tab/></text:p>
      <text:p text:style-name="Standard"/>
      <text:p text:style-name="Standard">2. Permisos de archivos</text:p>
      <text:p text:style-name="Standard"><text:tab/>- Crear un usuario llamado “estudiante2” (adduser estudiante2)</text:p>
      <text:p text:style-name="Standard"><text:tab/>- Crear archivo llamado “archivo_clase.txt” (touch archivo_clase.txt)</text:p>
      <text:p text:style-name="Standard"><text:tab/>- Cambiar el grupo propietario del archivo a “clase” (sudo chown :clase archivo_clase.txt)</text:p>
      <text:p text:style-name="Standard"/>
      <text:p text:style-name="Standard">3. Cambiar entre usuarios</text:p>
      <text:p text:style-name="Standard"><text:tab/>- Cambia a la cuenta de estudiante2 “su – estudiante2”</text:p>
      <text:p text:style-name="Standard"><text:tab/>- Intenta leer “archivo_clase.txt” (Si me deja)</text:p>
      <text:p text:style-name="Standard"><text:tab/>-Intenta escribir en el “archivo_clase.txt” (no me deja)</text:p>
      <text:p text:style-name="Standard"/>
      <text:p text:style-name="Standard">4. Elimina usuarios y grupos</text:p>
      <text:p text:style-name="Standard"><text:tab/>- Elimina el usuario “estudiante1” ( sudo pkill -u estudiante1 // sudo userdel -r estudiante1)</text:p>
      <text:p text:style-name="Standard"><text:tab/>-Elimina el grupo “clase” (sudo groupdel clase)</text:p>
      <text:p text:style-name="Standard"/>
      <text:p text:style-name="Standard">El comando ( sudo pkill -u estudiante1 ) <text:s/>borra todos los subprocesos del usuario y después </text:p>
      <text:p text:style-name="Standard">uso el comando userdel para borrarl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0" meta:object-count="0" meta:page-count="1" meta:paragraph-count="26" meta:word-count="178" meta:character-count="1180" meta:non-whitespace-character-count="1011"/>
  </office:meta>
</office:document-meta>
</file>